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Last night after we submitted our search warrant, we discovered an anomaly in the email address contained in Charlotte's electric corespondent. Andrew's actual email was <text:a xlink:type="simple" xlink:href="mailto:Andrew_Davidson@gmail.com">Andrew_Davidson@gmail.com</text:a> while in Charlotte's email it says <text:a xlink:type="simple" xlink:href="mailto:Andrew.Davidson@gmail.com">Andrew.Davidson@gmail.com</text:a>. This small change in the emails leads us to believe that someone else was impersonating Andrew trying to set him up and receive the schematic of the communication board and a source code. </text:p>
      <text:p text:style-name="Standard"/>
      <text:p text:style-name="Standard">Who: This information about Andrew being set up led us to look at other team members and further invest their backgrounds. We were mainly focusing our attention on Peter Faulken, after looking into his background more, we discovered he has family in China through emails we received between Peter and his mom and Peter and his son. We also discovered that in his interview Peter said he was not at the office due to his son being sick. Agent Corbett asked Peter if he took his son to the doctor yesterday and he said yes, but they had no evidence of his son going to any physician. We also have evidence of Peter going to <text:a xlink:type="simple" xlink:href="https://www.nethkencorp.com/secure/x1054cdriver.c">https://www.nethkencorp.com/secure/x1054cdriver.c</text:a> which is the exact same url that Charlotte believed she was giving Andrew Davidson on Thursday, July 26. <text:s/>We believe this is a set up to try to cover up previous crimes of acquiring the schematic for the satellite. <text:s/></text:p>
      <text:p text:style-name="Standard"/>
      <text:p text:style-name="Standard">Why: In Peter's emails there is a secret code between him and Kai-Li Pen that our analists are currenting working on to desifer. This code could possibly amplicate a foreign government, but we are unsure at this time and recommend further investigation to that. </text:p>
      <text:p text:style-name="Standard"/>
      <text:p text:style-name="Standard">Government Response: Despite China's possible affiliation with the fallen satellite and peter falkin, <text:s/>we believe the United states federal government should lead the public to believe this was a satellite malfunction and not the action of a foreign agent or terrorist entity at this time. We think this for three reasons: 1- If the american public thinks china is responsible, there will be a strong urge on congress to declare war and we want to avoid this 2- we dont want the public thinking that people have the capability to hack into satellites 2- we dont want the public thinking that there are us citizenns that are <text:s/>feeding information to potential enemies. </text:p>
      <text:p text:style-name="Standard"><text:tab/>We urge the USFG to set up surveilance against peter falkin seeking to find his contacts. <text:s/>Further investigation will yield potentially incriminating evidence against falkin and perhaps more individuals or institutions. <text:s/>No hasty military or domestic justice actions should be taken, however it would not be unreasonable to further secure certain networks. <text:s text:c="2"/><text:span text:style-name="T1"><text:s/></text:span><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meta:initial-creator>
    <meta:creation-date>2012-07-28T06:00:18</meta:creation-date>
    <dc:date>2012-07-27T00:22:07</dc:date>
    <dc:creator>Cyber </dc:creator>
    <meta:editing-duration>PT00H53M14S</meta:editing-duration>
    <meta:editing-cycles>3</meta:editing-cycles>
    <meta:generator>OpenOffice.org/3.2$Linux OpenOffice.org_project/320m12$Build-9483</meta:generator>
    <meta:document-statistic meta:table-count="0" meta:image-count="0" meta:object-count="0" meta:page-count="1" meta:paragraph-count="5" meta:word-count="429" meta:character-count="2631"/>
  </office:meta>
</office:document-meta>
</file>